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0.5pt" style:font-size-asian="10.5pt" style:font-size-complex="10.5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font-name="Liberation Mono" fo:font-size="10.5pt" style:font-size-asian="10.5pt" style:font-size-complex="10.5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Mono" fo:font-size="10.5pt" style:font-size-asian="10.5pt" style:font-size-complex="10.5pt"/>
    </style:style>
    <style:style style:name="ce4" style:family="table-cell" style:parent-style-name="Default">
      <style:text-properties style:font-name="Liberation Mono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1021" table:default-cell-style-name="ce4"/>
        <table:table-row table:style-name="ro1">
          <table:table-cell office:value-type="string" calcext:value-type="string">
            <text:p>DELAY (seg)</text:p>
          </table:table-cell>
          <table:table-cell table:style-name="ce2" office:value-type="string" calcext:value-type="string">
            <text:p>ticks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table:formula="of:=[.A2]/[.$B$8]" office:value-type="float" office:value="18.450184501845" calcext:value-type="float">
            <text:p>18.450184501845</text:p>
          </table:table-cell>
          <table:table-cell table:style-name="ce3" table:formula="of:=BASE([.B2];16)" office:value-type="string" office:string-value="12" calcext:value-type="string">
            <text:p>12</text:p>
          </table:table-cell>
          <table:table-cell table:number-columns-repeated="1021"/>
        </table:table-row>
        <table:table-row table:style-name="ro1">
          <table:table-cell table:style-name="ce2" office:value-type="float" office:value="0.0001" calcext:value-type="float">
            <text:p>1.00E-04</text:p>
          </table:table-cell>
          <table:table-cell table:formula="of:=[.A3]/[.$B$8]" office:value-type="float" office:value="184.50184501845" calcext:value-type="float">
            <text:p>184.50184501845</text:p>
          </table:table-cell>
          <table:table-cell table:formula="of:=BASE([.B3];16)" office:value-type="string" office:string-value="B8" calcext:value-type="string">
            <text:p>B8</text:p>
          </table:table-cell>
          <table:table-cell table:number-columns-repeated="1021"/>
        </table:table-row>
        <table:table-row table:style-name="ro1">
          <table:table-cell table:style-name="ce2" office:value-type="float" office:value="0.01" calcext:value-type="float">
            <text:p>1.00E-02</text:p>
          </table:table-cell>
          <table:table-cell table:formula="of:=[.A4]/[.$B$8]" office:value-type="float" office:value="18450.184501845" calcext:value-type="float">
            <text:p>18450.184501845</text:p>
          </table:table-cell>
          <table:table-cell table:formula="of:=BASE([.B4];16)" office:value-type="string" office:string-value="4812" calcext:value-type="string">
            <text:p>4812</text:p>
          </table:table-cell>
          <table:table-cell table:number-columns-repeated="1021"/>
        </table:table-row>
        <table:table-row table:style-name="ro1">
          <table:table-cell table:style-name="ce2" office:value-type="float" office:value="0.2" calcext:value-type="float">
            <text:p>2.00E-01</text:p>
          </table:table-cell>
          <table:table-cell table:formula="of:=[.A5]/[.$B$8]" office:value-type="float" office:value="369003.6900369" calcext:value-type="float">
            <text:p>369003.6900369</text:p>
          </table:table-cell>
          <table:table-cell table:formula="of:=BASE([.B5];16)" office:value-type="string" office:string-value="5A16B" calcext:value-type="string">
            <text:p>5A16B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LK</text:p>
          </table:table-cell>
          <table:table-cell table:style-name="ce2" office:value-type="float" office:value="0.000000542" calcext:value-type="float">
            <text:p>5.42E-07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8:55:47.152029978</meta:creation-date>
    <dc:date>2019-09-06T19:01:58.958774253</dc:date>
    <meta:editing-duration>PT6M13S</meta:editing-duration>
    <meta:editing-cycles>1</meta:editing-cycles>
    <meta:document-statistic meta:table-count="1" meta:cell-count="17" meta:object-count="0"/>
    <meta:generator>LibreOffice/6.2.5.2$Linux_X86_64 LibreOffice_project/1ec314fa52f458adc18c4f025c545a4e8b22c159</meta:generator>
  </office:meta>
</office:document-meta>
</file>